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7-03-22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6-03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5-03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4-03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3-03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2-03-21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10-03-1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9-03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8-03-24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7-03-14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2000-03-2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8-03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7-03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9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6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5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4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4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4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4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57112035001</text:p>
          </table:table-cell>
          <table:table-cell office:value-type="string" calcext:value-type="string">
            <text:p>193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56" meta:object-count="0"/>
    <meta:user-defined meta:name="AppVersion">3.0</meta:user-defined>
  </office:meta>
</office:document-meta>
</file>